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2127ca" officeooo:paragraph-rsid="002127ca"/>
    </style:style>
    <style:style style:name="P2" style:family="paragraph" style:parent-style-name="Text_20_body">
      <style:text-properties fo:font-size="11pt" fo:language="en" fo:country="US" officeooo:rsid="0020c852" officeooo:paragraph-rsid="002127ca" style:font-size-asian="9.60000038146973pt" style:font-size-complex="11pt"/>
    </style:style>
    <style:style style:name="P3" style:family="paragraph" style:parent-style-name="Heading_20_1">
      <style:text-properties fo:language="en" fo:country="US" officeooo:rsid="001c0300" officeooo:paragraph-rsid="001c0300"/>
    </style:style>
    <style:style style:name="P4" style:family="paragraph" style:parent-style-name="Text_20_body" style:list-style-name="L1">
      <style:text-properties fo:language="en" fo:country="US" officeooo:rsid="0025a028" officeooo:paragraph-rsid="0025a028"/>
    </style:style>
    <style:style style:name="P5" style:family="paragraph" style:parent-style-name="Text_20_body" style:list-style-name="L1">
      <style:text-properties fo:language="en" fo:country="US" officeooo:rsid="0027c2ad" officeooo:paragraph-rsid="0027c2ad"/>
    </style:style>
    <style:style style:name="P6" style:family="paragraph" style:parent-style-name="Text_20_body" style:list-style-name="L1">
      <style:text-properties fo:language="en" fo:country="US" officeooo:rsid="0027c2ad" officeooo:paragraph-rsid="00298dfd"/>
    </style:style>
    <style:style style:name="P7" style:family="paragraph" style:parent-style-name="Text_20_body" style:list-style-name="L2">
      <style:text-properties fo:language="en" fo:country="US" officeooo:rsid="0027c2ad" officeooo:paragraph-rsid="0027c2ad"/>
    </style:style>
    <style:style style:name="P8" style:family="paragraph" style:parent-style-name="Text_20_body" style:list-style-name="L1">
      <style:text-properties fo:language="en" fo:country="US" officeooo:rsid="00298dfd" officeooo:paragraph-rsid="00298dfd"/>
    </style:style>
    <style:style style:name="P9" style:family="paragraph" style:parent-style-name="Text_20_body" style:list-style-name="L1">
      <style:text-properties fo:color="#2a6099" loext:opacity="100%" fo:language="en" fo:country="US" officeooo:rsid="002deba3" officeooo:paragraph-rsid="002deba3"/>
    </style:style>
    <style:style style:name="P10" style:family="paragraph" style:parent-style-name="Text_20_body" style:list-style-name="L1">
      <style:text-properties fo:color="#2a6099" loext:opacity="100%" fo:language="en" fo:country="US" officeooo:rsid="003152fa" officeooo:paragraph-rsid="003152fa"/>
    </style:style>
    <style:style style:name="P11" style:family="paragraph" style:parent-style-name="Text_20_body" style:list-style-name="L1">
      <style:text-properties fo:color="#2a6099" loext:opacity="100%" fo:language="en" fo:country="US" officeooo:rsid="0033cbc8" officeooo:paragraph-rsid="0033cbc8"/>
    </style:style>
    <style:style style:name="P12" style:family="paragraph" style:parent-style-name="Text_20_body" style:list-style-name="L1">
      <style:text-properties fo:color="#2a6099" loext:opacity="100%" fo:language="en" fo:country="US" officeooo:rsid="003765e9" officeooo:paragraph-rsid="003765e9"/>
    </style:style>
    <style:style style:name="P13" style:family="paragraph" style:parent-style-name="Text_20_body" style:list-style-name="L1">
      <style:text-properties fo:font-size="12pt" fo:language="en" fo:country="US" officeooo:rsid="0025a028" officeooo:paragraph-rsid="0025a028" style:font-size-asian="12pt" style:font-size-complex="12pt"/>
    </style:style>
    <style:style style:name="P14" style:family="paragraph" style:parent-style-name="Text_20_body" style:list-style-name="L1">
      <style:text-properties fo:font-size="12pt" fo:language="en" fo:country="US" officeooo:rsid="00279c02" officeooo:paragraph-rsid="00279c02" style:font-size-asian="12pt" style:font-size-complex="12pt"/>
    </style:style>
    <style:style style:name="P15" style:family="paragraph" style:parent-style-name="Text_20_body" style:list-style-name="L1">
      <style:text-properties fo:font-size="12pt" fo:language="en" fo:country="US" officeooo:rsid="0027a8b3" officeooo:paragraph-rsid="0027a8b3" style:font-size-asian="12pt" style:font-size-complex="12pt"/>
    </style:style>
    <style:style style:name="T1" style:family="text">
      <style:text-properties officeooo:rsid="002119ec"/>
    </style:style>
    <style:style style:name="T2" style:family="text">
      <style:text-properties officeooo:rsid="0024af61"/>
    </style:style>
    <style:style style:name="T3" style:family="text">
      <style:text-properties officeooo:rsid="0027c2ad"/>
    </style:style>
    <style:style style:name="T4" style:family="text">
      <style:text-properties officeooo:rsid="00298dfd"/>
    </style:style>
    <style:style style:name="T5" style:family="text">
      <style:text-properties officeooo:rsid="002af2f0"/>
    </style:style>
    <style:style style:name="T6" style:family="text">
      <style:text-properties officeooo:rsid="002b7984"/>
    </style:style>
    <style:style style:name="T7" style:family="text">
      <style:text-properties fo:color="#2a6099" loext:opacity="100%" officeooo:rsid="002deba3"/>
    </style:style>
    <style:style style:name="T8" style:family="text">
      <style:text-properties officeooo:rsid="002e9981"/>
    </style:style>
    <style:style style:name="T9" style:family="text">
      <style:text-properties officeooo:rsid="00301953"/>
    </style:style>
    <style:style style:name="T10" style:family="text">
      <style:text-properties officeooo:rsid="003152fa"/>
    </style:style>
    <style:style style:name="T11" style:family="text">
      <style:text-properties officeooo:rsid="003582c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UNIT 1: Choice of architectures and programming tools.</text:h>
      <text:p text:style-name="P1"/>
      <text:list xml:id="list4011182456" text:style-name="L1">
        <text:list-item>
          <text:p text:style-name="P4">Meaning of full-stack development.</text:p>
          <text:p text:style-name="P9">All the code involved in a wo<text:span text:style-name="T9">r</text:span>king app</text:p>
        </text:list-item>
        <text:list-item>
          <text:p text:style-name="P4">Difference between back-end and front-end developer.</text:p>
          <text:p text:style-name="P9">The front end is what the client sees, the interactive part whereas the backend is the gears of the projects, where all the code and calculations are</text:p>
        </text:list-item>
        <text:list-item>
          <text:p text:style-name="P4">Look for the most used programming languages in web.</text:p>
          <text:p text:style-name="P9">Java, Python, Jvascript, C#</text:p>
        </text:list-item>
        <text:list-item>
          <text:p text:style-name="P4">Look for the most used databases.</text:p>
          <text:p text:style-name="P9">MySql, MSSQL, MongoDB</text:p>
        </text:list-item>
        <text:list-item>
          <text:p text:style-name="P5">Frameworks for web development that use the following languages:</text:p>
        </text:list-item>
      </text:list>
      <text:list text:style-name="L2">
        <text:list-item>
          <text:list>
            <text:list-item>
              <text:p text:style-name="P7">php <text:span text:style-name="T7">Laravel</text:span></text:p>
            </text:list-item>
            <text:list-item>
              <text:p text:style-name="P7">Python <text:span text:style-name="T7">Flask</text:span></text:p>
            </text:list-item>
            <text:list-item>
              <text:p text:style-name="P7">Javascript <text:span text:style-name="T7">React</text:span></text:p>
            </text:list-item>
            <text:list-item>
              <text:p text:style-name="P7">Java <text:span text:style-name="T7">Spring framework</text:span></text:p>
            </text:list-item>
          </text:list>
        </text:list-item>
      </text:list>
      <text:list text:continue-list="list4011182456" text:style-name="L1">
        <text:list-item>
          <text:p text:style-name="P4">What is a web server? Indicate some web servers <text:span text:style-name="T3">and some web clients.</text:span></text:p>
          <text:p text:style-name="P9"><text:span text:style-name="T10">Software used to manage a web page</text:span>. Apache or node are web servers while browsers o<text:span text:style-name="T8">r</text:span> apps like Chrome or Youtube are web clients</text:p>
        </text:list-item>
        <text:list-item>
          <text:p text:style-name="P5">Indicate some other servers.</text:p>
          <text:p text:style-name="P10">Servers to store information like mongodb or local servers for games like WoW</text:p>
        </text:list-item>
        <text:list-item>
          <text:p text:style-name="P5">Explain with your own words the meaning of “Full Stack”.</text:p>
          <text:p text:style-name="P9">All the parts of a project working together as intended</text:p>
        </text:list-item>
        <text:list-item>
          <text:p text:style-name="P5">What <text:span text:style-name="T4">are</text:span> CRUD <text:span text:style-name="T4">operations</text:span>?</text:p>
          <text:p text:style-name="P9">Create, Read, Update and Delete in databases</text:p>
        </text:list-item>
        <text:list-item>
          <text:p text:style-name="P8">What is the purpose or the HTTP protocol?</text:p>
          <text:p text:style-name="P11">To connect the client and server sides of a web application </text:p>
        </text:list-item>
        <text:list-item>
          <text:p text:style-name="P8">Indicate the correspondence between the HTTP methods: POST, GET, PUT and DELETE <text:span text:style-name="T6">and the CRUD operations.</text:span></text:p>
          <text:p text:style-name="P11">Post → Create, Get → Read, Put → Update and Delete → Delete</text:p>
        </text:list-item>
        <text:list-item>
          <text:p text:style-name="P8">What is an API?</text:p>
          <text:p text:style-name="P11">A <text:span text:style-name="T11">set of rules</text:span> that’s used so apps can communicate with other apps, libraries or frameworks</text:p>
        </text:list-item>
        <text:list-item>
          <text:p text:style-name="P8"><text:soft-page-break/>How must be an API to be called a WEB API?</text:p>
          <text:p text:style-name="P11">It’s gotta be a collection of HTTP protocols that the client uses to communicate with the web server</text:p>
        </text:list-item>
        <text:list-item>
          <text:p text:style-name="P8">In which applications can we use a REST API?</text:p>
          <text:p text:style-name="P11">Simple applications that don’t need complex protocols and only use the simple get post put and delete ones</text:p>
        </text:list-item>
        <text:list-item>
          <text:p text:style-name="P8">What is the format of the <text:span text:style-name="T6">response</text:span> in a REST API?</text:p>
          <text:p text:style-name="P11">In a JSON or XML format</text:p>
        </text:list-item>
        <text:list-item>
          <text:p text:style-name="P6">Explain with your own words the difference between a library and a framework.</text:p>
          <text:p text:style-name="P12">A library is a collection of tools that can be used anywhere you want in a code while a framework is the base for your project and once you implement it you have to use it and follow it’s rules at all times</text:p>
        </text:list-item>
        <text:list-item>
          <text:p text:style-name="P8">What is the lifecycle <text:span text:style-name="T5">in software development</text:span>?</text:p>
          <text:p text:style-name="P12">It’s a plan that the developer follows to plan, complete and then maintain an application until it’s life is over</text:p>
        </text:list-item>
        <text:list-item>
          <text:p text:style-name="P4">In a web application explain how a client server communication works.</text:p>
          <text:p text:style-name="P12">The client communicates with the server through an API, sending requests and receiving responses</text:p>
        </text:list-item>
        <text:list-item>
          <text:p text:style-name="P4">What is Postman?</text:p>
          <text:p text:style-name="P12">A program that lets you send HTTP requests without the need of a client side or API</text:p>
        </text:list-item>
        <text:list-item>
          <text:p text:style-name="P4">Indicate some relational databases.</text:p>
        </text:list-item>
        <text:list-item>
          <text:p text:style-name="P4">Indicate some non relational databases.</text:p>
        </text:list-item>
        <text:list-item>
          <text:p text:style-name="P8">Explain with your own words what is a ORM.</text:p>
        </text:list-item>
        <text:list-item>
          <text:p text:style-name="P4">What is the purpose of a Cloud Platform?</text:p>
        </text:list-item>
        <text:list-item>
          <text:p text:style-name="P4">Indicate some cloud platforms.</text:p>
        </text:list-item>
        <text:list-item>
          <text:p text:style-name="P4">Meaning of CI/CD.</text:p>
        </text:list-item>
        <text:list-item>
          <text:p text:style-name="P13"><text:span text:style-name="T2">W</text:span><text:span text:style-name="T1">hat’s the difference between a Web Developer and a Web Designer?</text:span></text:p>
        </text:list-item>
        <text:list-item>
          <text:p text:style-name="P13">What is XAMPP?</text:p>
        </text:list-item>
        <text:list-item>
          <text:p text:style-name="P13">What is LAMP?</text:p>
        </text:list-item>
        <text:list-item>
          <text:p text:style-name="P14">Explain with your own words the steps that the software goes through using CI.</text:p>
        </text:list-item>
        <text:list-item>
          <text:p text:style-name="P14">What is the main purpose of CI/CD?</text:p>
        </text:list-item>
        <text:list-item>
          <text:p text:style-name="P14">Explain the main difference between Heroku and AWS.</text:p>
        </text:list-item>
        <text:list-item>
          <text:p text:style-name="P14">Explain with your own words the main difference between using Heroku and AWS to host your web App.</text:p>
        </text:list-item>
        <text:list-item>
          <text:p text:style-name="P14"><text:soft-page-break/>Explain the difference between a programming language and a runtime environment.</text:p>
          <text:p text:style-name="P15"/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1T12:04:28.542262402</dc:date>
    <meta:editing-duration>PT4H49M35S</meta:editing-duration>
    <meta:editing-cycles>21</meta:editing-cycles>
    <meta:generator>LibreOffice/24.2.7.2$Linux_X86_64 LibreOffice_project/420$Build-2</meta:generator>
    <meta:document-statistic meta:table-count="0" meta:image-count="0" meta:object-count="0" meta:page-count="3" meta:paragraph-count="56" meta:word-count="592" meta:character-count="3236" meta:non-whitespace-character-count="2736"/>
  </office:meta>
</office:document-meta>
</file>